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ADLaM Display" svg:font-family="ADLaM Display" style:font-family-generic="system" style:font-pitch="variable"/>
    <style:font-face style:name="Algerian" svg:font-family="Algerian" style:font-family-generic="decorative" style:font-pitch="variable" svg:panose-1="4 2 7 5 4 10 2 6 7 2"/>
  </office:font-face-decls>
  <office:automatic-styles>
    <style:style style:name="P1" style:parent-style-name="Normal" style:master-page-name="MP0" style:family="paragraph">
      <style:paragraph-properties fo:break-before="page"/>
      <style:text-properties style:font-name="ADLaM Display" style:font-name-complex="ADLaM Display" fo:font-weight="bold" style:font-weight-asian="bold" style:font-weight-complex="bold"/>
    </style:style>
    <style:style style:name="P20" style:parent-style-name="Normal" style:family="paragraph">
      <style:text-properties style:font-name="ADLaM Display" style:font-name-complex="ADLaM Display"/>
    </style:style>
    <style:style style:name="P21" style:parent-style-name="Normal" style:family="paragraph">
      <style:text-properties style:font-name="ADLaM Display" style:font-name-complex="ADLaM Display"/>
    </style:style>
    <style:style style:name="P22" style:parent-style-name="Normal" style:family="paragraph">
      <style:text-properties style:font-name="ADLaM Display" style:font-name-complex="ADLaM Display"/>
    </style:style>
    <style:style style:name="P23" style:parent-style-name="Normal" style:family="paragraph">
      <style:text-properties style:font-name="ADLaM Display" style:font-name-complex="ADLaM Display"/>
    </style:style>
    <style:style style:name="P24" style:parent-style-name="Normal" style:family="paragraph">
      <style:text-properties style:font-name="ADLaM Display" style:font-name-complex="ADLaM Display"/>
    </style:style>
    <style:style style:name="P25" style:parent-style-name="Normal" style:family="paragraph">
      <style:text-properties style:font-name="ADLaM Display" style:font-name-complex="ADLaM Display"/>
    </style:style>
    <style:style style:name="P26" style:parent-style-name="Normal" style:family="paragraph">
      <style:text-properties style:font-name="ADLaM Display" style:font-name-complex="ADLaM Display"/>
    </style:style>
    <style:style style:name="P27" style:parent-style-name="Normal" style:family="paragraph">
      <style:text-properties style:font-name="ADLaM Display" style:font-name-complex="ADLaM Display"/>
    </style:style>
    <style:style style:name="P28" style:parent-style-name="Normal" style:family="paragraph">
      <style:text-properties style:font-name="ADLaM Display" style:font-name-complex="ADLaM Display"/>
    </style:style>
    <style:style style:name="P29" style:parent-style-name="Normal" style:family="paragraph">
      <style:text-properties style:font-name="ADLaM Display" style:font-name-complex="ADLaM Display"/>
    </style:style>
    <style:style style:name="P30" style:parent-style-name="Normal" style:family="paragraph">
      <style:text-properties style:font-name="ADLaM Display" style:font-name-complex="ADLaM Display"/>
    </style:style>
    <style:style style:name="P31" style:parent-style-name="Normal" style:family="paragraph">
      <style:text-properties style:font-name="ADLaM Display" style:font-name-complex="ADLaM Display"/>
    </style:style>
    <style:style style:name="P32" style:parent-style-name="Normal" style:family="paragraph">
      <style:text-properties style:font-name="ADLaM Display" style:font-name-complex="ADLaM Display"/>
    </style:style>
    <style:style style:name="P33" style:parent-style-name="Normal" style:family="paragraph">
      <style:text-properties style:font-name="ADLaM Display" style:font-name-complex="ADLaM Display"/>
    </style:style>
    <style:style style:name="P34" style:parent-style-name="Normal" style:family="paragraph">
      <style:text-properties style:font-name="ADLaM Display" style:font-name-complex="ADLaM Display"/>
    </style:style>
    <style:style style:name="P35" style:parent-style-name="Normal" style:family="paragraph">
      <style:text-properties style:font-name="ADLaM Display" style:font-name-complex="ADLaM Display"/>
    </style:style>
    <style:style style:name="P36" style:parent-style-name="Normal" style:family="paragraph">
      <style:text-properties style:font-name="ADLaM Display" style:font-name-complex="ADLaM Display"/>
    </style:style>
    <style:style style:name="P37" style:parent-style-name="Normal" style:family="paragraph">
      <style:text-properties style:font-name="ADLaM Display" style:font-name-complex="ADLaM Display" fo:font-weight="bold" style:font-weight-asian="bold" style:font-weight-complex="bold"/>
    </style:style>
    <style:style style:name="P38" style:parent-style-name="Normal" style:family="paragraph">
      <style:text-properties style:font-name="ADLaM Display" style:font-name-complex="ADLaM Display"/>
    </style:style>
    <style:style style:name="P39" style:parent-style-name="Normal" style:family="paragraph">
      <style:text-properties style:font-name="ADLaM Display" style:font-name-complex="ADLaM Display"/>
    </style:style>
    <style:style style:name="P40" style:parent-style-name="Normal" style:family="paragraph">
      <style:text-properties style:font-name="ADLaM Display" style:font-name-complex="ADLaM Display"/>
    </style:style>
    <style:style style:name="P41" style:parent-style-name="Normal" style:family="paragraph">
      <style:text-properties style:font-name="ADLaM Display" style:font-name-complex="ADLaM Display"/>
    </style:style>
    <style:style style:name="P42" style:parent-style-name="Normal" style:family="paragraph">
      <style:text-properties style:font-name="ADLaM Display" style:font-name-complex="ADLaM Display"/>
    </style:style>
    <style:style style:name="P43" style:parent-style-name="Normal" style:family="paragraph">
      <style:text-properties style:font-name="ADLaM Display" style:font-name-complex="ADLaM Display"/>
    </style:style>
    <style:style style:name="P44" style:parent-style-name="Normal" style:family="paragraph">
      <style:text-properties style:font-name="ADLaM Display" style:font-name-complex="ADLaM Display"/>
    </style:style>
    <style:style style:name="P45" style:parent-style-name="Normal" style:family="paragraph">
      <style:text-properties style:font-name="ADLaM Display" style:font-name-complex="ADLaM Display"/>
    </style:style>
    <style:style style:name="P46" style:parent-style-name="Normal" style:family="paragraph">
      <style:text-properties style:font-name="ADLaM Display" style:font-name-complex="ADLaM Display"/>
    </style:style>
    <style:style style:name="P47" style:parent-style-name="Normal" style:family="paragraph">
      <style:text-properties style:font-name="ADLaM Display" style:font-name-complex="ADLaM Display"/>
    </style:style>
    <style:style style:name="P48" style:parent-style-name="Normal" style:family="paragraph">
      <style:text-properties style:font-name="ADLaM Display" style:font-name-complex="ADLaM Display"/>
    </style:style>
    <style:style style:name="P49" style:parent-style-name="Normal" style:family="paragraph">
      <style:text-properties style:font-name="ADLaM Display" style:font-name-complex="ADLaM Display"/>
    </style:style>
    <style:style style:name="P50" style:parent-style-name="Normal" style:family="paragraph">
      <style:text-properties style:font-name="ADLaM Display" style:font-name-complex="ADLaM Display"/>
    </style:style>
    <style:style style:name="P51" style:parent-style-name="Normal" style:family="paragraph">
      <style:text-properties style:font-name="ADLaM Display" style:font-name-complex="ADLaM Display"/>
    </style:style>
    <style:style style:name="P52" style:parent-style-name="Normal" style:family="paragraph">
      <style:text-properties style:font-name="ADLaM Display" style:font-name-complex="ADLaM Display" fo:font-weight="bold" style:font-weight-asian="bold" style:font-weight-complex="bold"/>
    </style:style>
    <style:style style:name="P53" style:parent-style-name="Normal" style:family="paragraph">
      <style:text-properties style:font-name="ADLaM Display" style:font-name-complex="ADLaM Display"/>
    </style:style>
    <style:style style:name="P54" style:parent-style-name="Normal" style:family="paragraph">
      <style:text-properties style:font-name="ADLaM Display" style:font-name-complex="ADLaM Display"/>
    </style:style>
    <style:style style:name="P55" style:parent-style-name="Normal" style:family="paragraph">
      <style:text-properties style:font-name="ADLaM Display" style:font-name-complex="ADLaM Display"/>
    </style:style>
    <style:style style:name="P56" style:parent-style-name="Normal" style:family="paragraph">
      <style:text-properties style:font-name="ADLaM Display" style:font-name-complex="ADLaM Display"/>
    </style:style>
    <style:style style:name="P57" style:parent-style-name="Normal" style:family="paragraph">
      <style:text-properties style:font-name="ADLaM Display" style:font-name-complex="ADLaM Display"/>
    </style:style>
    <style:style style:name="P58" style:parent-style-name="Normal" style:family="paragraph">
      <style:text-properties style:font-name="ADLaM Display" style:font-name-complex="ADLaM Display"/>
    </style:style>
    <style:style style:name="P59" style:parent-style-name="Normal" style:family="paragraph">
      <style:text-properties style:font-name="ADLaM Display" style:font-name-complex="ADLaM Display"/>
    </style:style>
    <style:style style:name="P60" style:parent-style-name="Normal" style:family="paragraph">
      <style:text-properties style:font-name="ADLaM Display" style:font-name-complex="ADLaM Display"/>
    </style:style>
    <style:style style:name="P61" style:parent-style-name="Normal" style:family="paragraph">
      <style:text-properties style:font-name="ADLaM Display" style:font-name-complex="ADLaM Display"/>
    </style:style>
    <style:style style:name="P62" style:parent-style-name="Normal" style:family="paragraph">
      <style:text-properties style:font-name="ADLaM Display" style:font-name-complex="ADLaM Display"/>
    </style:style>
    <style:style style:name="P63" style:parent-style-name="Normal" style:family="paragraph">
      <style:text-properties style:font-name="ADLaM Display" style:font-name-complex="ADLaM Display"/>
    </style:style>
    <style:style style:name="P64" style:parent-style-name="Normal" style:family="paragraph">
      <style:text-properties style:font-name="ADLaM Display" style:font-name-complex="ADLaM Display"/>
    </style:style>
    <style:style style:name="P65" style:parent-style-name="Normal" style:family="paragraph">
      <style:text-properties style:font-name="ADLaM Display" style:font-name-complex="ADLaM Display"/>
    </style:style>
    <style:style style:name="P66" style:parent-style-name="Normal" style:family="paragraph">
      <style:text-properties style:font-name="ADLaM Display" style:font-name-complex="ADLaM Display"/>
    </style:style>
    <style:style style:name="P67" style:parent-style-name="Normal" style:family="paragraph">
      <style:text-properties style:font-name="ADLaM Display" style:font-name-complex="ADLaM Display"/>
    </style:style>
    <style:style style:name="P68" style:parent-style-name="Normal" style:family="paragraph">
      <style:text-properties style:font-name="ADLaM Display" style:font-name-complex="ADLaM Display"/>
    </style:style>
    <style:style style:name="P69" style:parent-style-name="Normal" style:family="paragraph">
      <style:text-properties style:font-name="ADLaM Display" style:font-name-complex="ADLaM Display"/>
    </style:style>
    <style:style style:name="P70" style:parent-style-name="Normal" style:family="paragraph">
      <style:text-properties style:font-name="ADLaM Display" style:font-name-complex="ADLaM Display" fo:font-weight="bold" style:font-weight-asian="bold" style:font-weight-complex="bold"/>
    </style:style>
    <style:style style:name="P71" style:parent-style-name="Normal" style:family="paragraph">
      <style:text-properties style:font-name="ADLaM Display" style:font-name-complex="ADLaM Display"/>
    </style:style>
    <style:style style:name="P72" style:parent-style-name="Normal" style:family="paragraph">
      <style:text-properties style:font-name="ADLaM Display" style:font-name-complex="ADLaM Display"/>
    </style:style>
    <style:style style:name="P73" style:parent-style-name="Normal" style:family="paragraph">
      <style:text-properties style:font-name="ADLaM Display" style:font-name-complex="ADLaM Display"/>
    </style:style>
    <style:style style:name="P74" style:parent-style-name="Normal" style:family="paragraph">
      <style:text-properties style:font-name="ADLaM Display" style:font-name-complex="ADLaM Display"/>
    </style:style>
    <style:style style:name="P75" style:parent-style-name="Normal" style:family="paragraph">
      <style:text-properties style:font-name="ADLaM Display" style:font-name-complex="ADLaM Display"/>
    </style:style>
    <style:style style:name="P76" style:parent-style-name="Normal" style:family="paragraph">
      <style:text-properties style:font-name="ADLaM Display" style:font-name-complex="ADLaM Display"/>
    </style:style>
    <style:style style:name="P77" style:parent-style-name="Normal" style:family="paragraph">
      <style:text-properties style:font-name="ADLaM Display" style:font-name-complex="ADLaM Display"/>
    </style:style>
    <style:style style:name="P78" style:parent-style-name="Normal" style:family="paragraph">
      <style:text-properties style:font-name="ADLaM Display" style:font-name-complex="ADLaM Display"/>
    </style:style>
    <style:style style:name="P79" style:parent-style-name="Normal" style:family="paragraph">
      <style:text-properties style:font-name="ADLaM Display" style:font-name-complex="ADLaM Display"/>
    </style:style>
    <style:style style:name="P80" style:parent-style-name="Normal" style:family="paragraph">
      <style:text-properties style:font-name="ADLaM Display" style:font-name-complex="ADLaM Display"/>
    </style:style>
    <style:style style:name="P81" style:parent-style-name="Normal" style:family="paragraph">
      <style:text-properties style:font-name="ADLaM Display" style:font-name-complex="ADLaM Display"/>
    </style:style>
    <style:style style:name="P82" style:parent-style-name="Normal" style:family="paragraph">
      <style:text-properties style:font-name="ADLaM Display" style:font-name-complex="ADLaM Display"/>
    </style:style>
    <style:style style:name="P83" style:parent-style-name="Normal" style:family="paragraph">
      <style:text-properties style:font-name="ADLaM Display" style:font-name-complex="ADLaM Display"/>
    </style:style>
    <style:style style:name="P84" style:parent-style-name="Normal" style:family="paragraph">
      <style:text-properties style:font-name="ADLaM Display" style:font-name-complex="ADLaM Display"/>
    </style:style>
    <style:style style:name="P85" style:parent-style-name="Normal" style:family="paragraph">
      <style:text-properties style:font-name="ADLaM Display" style:font-name-complex="ADLaM Display"/>
    </style:style>
    <style:style style:name="P86" style:parent-style-name="Normal" style:family="paragraph">
      <style:text-properties style:font-name="ADLaM Display" style:font-name-complex="ADLaM Display"/>
    </style:style>
    <style:style style:name="P87" style:parent-style-name="Normal" style:family="paragraph">
      <style:text-properties style:font-name="ADLaM Display" style:font-name-complex="ADLaM Display"/>
    </style:style>
    <style:style style:name="P88" style:parent-style-name="Normal" style:family="paragraph">
      <style:text-properties style:font-name="ADLaM Display" style:font-name-complex="ADLaM Display"/>
    </style:style>
    <style:style style:name="P89" style:parent-style-name="Normal" style:family="paragraph">
      <style:text-properties style:font-name="ADLaM Display" style:font-name-complex="ADLaM Display"/>
    </style:style>
    <style:style style:name="P90" style:parent-style-name="Normal" style:family="paragraph">
      <style:text-properties style:font-name="ADLaM Display" style:font-name-complex="ADLaM Display"/>
    </style:style>
    <style:style style:name="P91" style:parent-style-name="Normal" style:family="paragraph">
      <style:text-properties style:font-name="ADLaM Display" style:font-name-complex="ADLaM Display" fo:font-weight="bold" style:font-weight-asian="bold" style:font-weight-complex="bold"/>
    </style:style>
    <style:style style:name="P92" style:parent-style-name="Normal" style:family="paragraph">
      <style:text-properties style:font-name="ADLaM Display" style:font-name-complex="ADLaM Display"/>
    </style:style>
    <style:style style:name="P93" style:parent-style-name="Normal" style:family="paragraph">
      <style:text-properties style:font-name="ADLaM Display" style:font-name-complex="ADLaM Display"/>
    </style:style>
    <style:style style:name="P94" style:parent-style-name="Normal" style:family="paragraph">
      <style:text-properties style:font-name="ADLaM Display" style:font-name-complex="ADLaM Display"/>
    </style:style>
    <style:style style:name="P95" style:parent-style-name="Normal" style:family="paragraph">
      <style:text-properties style:font-name="ADLaM Display" style:font-name-complex="ADLaM Display"/>
    </style:style>
    <style:style style:name="P96" style:parent-style-name="Normal" style:family="paragraph">
      <style:text-properties style:font-name="ADLaM Display" style:font-name-complex="ADLaM Display"/>
    </style:style>
    <style:style style:name="P97" style:parent-style-name="Normal" style:family="paragraph">
      <style:text-properties style:font-name="ADLaM Display" style:font-name-complex="ADLaM Display"/>
    </style:style>
    <style:style style:name="P98" style:parent-style-name="Normal" style:family="paragraph">
      <style:text-properties style:font-name="ADLaM Display" style:font-name-complex="ADLaM Display"/>
    </style:style>
    <style:style style:name="P99" style:parent-style-name="Normal" style:family="paragraph">
      <style:text-properties style:font-name="ADLaM Display" style:font-name-complex="ADLaM Display"/>
    </style:style>
    <style:style style:name="P100" style:parent-style-name="Normal" style:family="paragraph">
      <style:text-properties style:font-name="ADLaM Display" style:font-name-complex="ADLaM Display"/>
    </style:style>
    <style:style style:name="P101" style:parent-style-name="Normal" style:family="paragraph">
      <style:text-properties style:font-name="ADLaM Display" style:font-name-complex="ADLaM Display"/>
    </style:style>
    <style:style style:name="P102" style:parent-style-name="Normal" style:family="paragraph">
      <style:text-properties style:font-name="ADLaM Display" style:font-name-complex="ADLaM Display"/>
    </style:style>
    <style:style style:name="P103" style:parent-style-name="Normal" style:family="paragraph">
      <style:text-properties style:font-name="ADLaM Display" style:font-name-complex="ADLaM Display"/>
    </style:style>
    <style:style style:name="P104" style:parent-style-name="Normal" style:family="paragraph">
      <style:text-properties style:font-name="ADLaM Display" style:font-name-complex="ADLaM Display"/>
    </style:style>
    <style:style style:name="P105" style:parent-style-name="Normal" style:family="paragraph">
      <style:text-properties style:font-name="ADLaM Display" style:font-name-complex="ADLaM Display"/>
    </style:style>
    <style:style style:name="P106" style:parent-style-name="Normal" style:family="paragraph">
      <style:text-properties style:font-name="ADLaM Display" style:font-name-complex="ADLaM Display"/>
    </style:style>
    <style:style style:name="P107" style:parent-style-name="Normal" style:family="paragraph">
      <style:text-properties style:font-name="ADLaM Display" style:font-name-complex="ADLaM Display"/>
    </style:style>
    <style:style style:name="P108" style:parent-style-name="Normal" style:family="paragraph">
      <style:text-properties style:font-name="ADLaM Display" style:font-name-complex="ADLaM Display"/>
    </style:style>
    <style:style style:name="P109" style:parent-style-name="Normal" style:family="paragraph">
      <style:text-properties style:font-name="ADLaM Display" style:font-name-complex="ADLaM Display"/>
    </style:style>
    <style:style style:name="P110" style:parent-style-name="Normal" style:family="paragraph">
      <style:text-properties style:font-name="ADLaM Display" style:font-name-complex="ADLaM Display"/>
    </style:style>
    <style:style style:name="P111" style:parent-style-name="Normal" style:family="paragraph">
      <style:text-properties style:font-name="ADLaM Display" style:font-name-complex="ADLaM Display"/>
    </style:style>
    <style:style style:name="P112" style:parent-style-name="Normal" style:family="paragraph">
      <style:text-properties style:font-name="ADLaM Display" style:font-name-complex="ADLaM Display"/>
    </style:style>
    <style:style style:name="P113" style:parent-style-name="Normal" style:family="paragraph">
      <style:text-properties style:font-name="ADLaM Display" style:font-name-complex="ADLaM Display"/>
    </style:style>
    <style:style style:name="P114" style:parent-style-name="Normal" style:family="paragraph">
      <style:text-properties style:font-name="ADLaM Display" style:font-name-complex="ADLaM Display"/>
    </style:style>
    <style:style style:name="P115" style:parent-style-name="Normal" style:family="paragraph">
      <style:text-properties style:font-name="ADLaM Display" style:font-name-complex="ADLaM Display"/>
    </style:style>
    <style:style style:name="P116" style:parent-style-name="Normal" style:family="paragraph">
      <style:text-properties style:font-name="ADLaM Display" style:font-name-complex="ADLaM Display"/>
    </style:style>
    <style:style style:name="P117" style:parent-style-name="Normal" style:family="paragraph">
      <style:text-properties style:font-name="ADLaM Display" style:font-name-complex="ADLaM Display" fo:font-weight="bold" style:font-weight-asian="bold" style:font-weight-complex="bold"/>
    </style:style>
    <style:style style:name="P118" style:parent-style-name="Normal" style:family="paragraph">
      <style:text-properties style:font-name="ADLaM Display" style:font-name-complex="ADLaM Display" fo:font-weight="bold" style:font-weight-asian="bold" style:font-weight-complex="bold"/>
    </style:style>
    <style:style style:name="P119" style:parent-style-name="Normal" style:family="paragraph">
      <style:text-properties style:font-name="ADLaM Display" style:font-name-complex="ADLaM Display"/>
    </style:style>
    <style:style style:name="P120" style:parent-style-name="Normal" style:family="paragraph">
      <style:text-properties style:font-name="ADLaM Display" style:font-name-complex="ADLaM Display" fo:language="en" fo:country="US"/>
    </style:style>
  </office:automatic-styles>
  <office:body>
    <office:text text:use-soft-page-breaks="true">
      <text:p text:style-name="P1">Q1. Write a C program that checks if a number entered by the user is positive, negative, or zero.</text:p>
      <text:p text:style-name="P20">Code:</text:p>
      <text:p text:style-name="P21">#include&lt;stdio.h&gt;</text:p>
      <text:p text:style-name="P22">int main(){</text:p>
      <text:p text:style-name="P23">    int number;</text:p>
      <text:p text:style-name="P24">    printf("Please enter a number: ");</text:p>
      <text:p text:style-name="P25">    scanf("%d", &amp;number);</text:p>
      <text:p text:style-name="P26">    if(number &gt; 0){</text:p>
      <text:p text:style-name="P27">        printf("The number is positive\n");</text:p>
      <text:p text:style-name="P28">    }</text:p>
      <text:p text:style-name="P29">    else if(number &lt; 0){</text:p>
      <text:p text:style-name="P30">        printf("The number is negative\n");</text:p>
      <text:p text:style-name="P31">    }</text:p>
      <text:p text:style-name="P32">    else{</text:p>
      <text:p text:style-name="P33">        printf("The number is zero\n");</text:p>
      <text:p text:style-name="P34">    }</text:p>
      <text:p text:style-name="P35">    return 0;</text:p>
      <text:p text:style-name="P36">}</text:p>
      <text:p text:style-name="P37">Q2. Write a C program to check if a person is eligible to vote. The user should input the person's age, and the program should display "Eligible to vote" if the age is 18 or above, and "Not eligible" otherwise.</text:p>
      <text:p text:style-name="P38">Code:</text:p>
      <text:p text:style-name="P39">#include&lt;stdio.h&gt;</text:p>
      <text:p text:style-name="P40">int main(){</text:p>
      <text:p text:style-name="P41">    int age;</text:p>
      <text:p text:style-name="P42">    printf("Please enter your age: ");</text:p>
      <text:soft-page-break/>
      <text:p text:style-name="P43">    scanf("%d", &amp;age);</text:p>
      <text:p text:style-name="P44">    if(age &gt;= 18){</text:p>
      <text:p text:style-name="P45">        printf("Eligible to vote\n");</text:p>
      <text:p text:style-name="P46">    }</text:p>
      <text:p text:style-name="P47">    else{</text:p>
      <text:p text:style-name="P48">        printf("Not eligible\n");</text:p>
      <text:p text:style-name="P49">    }</text:p>
      <text:p text:style-name="P50">    return 0;</text:p>
      <text:p text:style-name="P51">}</text:p>
      <text:p text:style-name="P52">Q3. Write a C program that takes three numbers as input and prints the largest of the three numbers using if and else if.</text:p>
      <text:p text:style-name="P53">Code:</text:p>
      <text:p text:style-name="P54">#include&lt;stdio.h&gt;</text:p>
      <text:p text:style-name="P55">int main(){</text:p>
      <text:p text:style-name="P56">    int num1, num2, num3;</text:p>
      <text:p text:style-name="P57">    printf("Please enter three numbers: ");</text:p>
      <text:p text:style-name="P58">    scanf("%d %d %d", &amp;num1, &amp;num2, &amp;num3);</text:p>
      <text:p text:style-name="P59">    if(num1 &gt;= num2 &amp;&amp; num1 &gt;= num3){</text:p>
      <text:p text:style-name="P60">        printf("The largest number is %d\n", num1);</text:p>
      <text:p text:style-name="P61">    }</text:p>
      <text:p text:style-name="P62">    else if(num2 &gt;= num1 &amp;&amp; num2 &gt;= num3){</text:p>
      <text:p text:style-name="P63">        printf("The largest number is %d\n", num2);</text:p>
      <text:p text:style-name="P64">    }</text:p>
      <text:p text:style-name="P65">    else{</text:p>
      <text:p text:style-name="P66">        printf("The largest number is %d\n", num3);</text:p>
      <text:p text:style-name="P67">    }</text:p>
      <text:p text:style-name="P68">    return 0;</text:p>
      <text:soft-page-break/>
      <text:p text:style-name="P69">}</text:p>
      <text:p text:style-name="P70">Q.4 Write a C program to check if a given number is divisible by both 3 and 5. If it is divisible by both, print "Divisible by 3 and 5". If it is divisible by only one of them, print "Divisible by 3" or "Divisible by 5". Otherwise, print "Not divisible by 3 or 5".</text:p>
      <text:p text:style-name="P71">Code:<text:s/></text:p>
      <text:p text:style-name="P72">#include&lt;stdio.h&gt;</text:p>
      <text:p text:style-name="P73">int main(){</text:p>
      <text:p text:style-name="P74">    int number;</text:p>
      <text:p text:style-name="P75">    printf("Please enter a number: ");</text:p>
      <text:p text:style-name="P76">    scanf("%d", &amp;number);</text:p>
      <text:p text:style-name="P77">    if(number % 3 == 0 &amp;&amp; number % 5 == 0){</text:p>
      <text:p text:style-name="P78">        printf("Divisible by 3 and 5\n");</text:p>
      <text:p text:style-name="P79">    }</text:p>
      <text:p text:style-name="P80">    else if(number % 3 == 0){</text:p>
      <text:p text:style-name="P81">        printf("Divisible by 3\n");</text:p>
      <text:p text:style-name="P82">    }</text:p>
      <text:p text:style-name="P83">    else if(number % 5 == 0){</text:p>
      <text:p text:style-name="P84">        printf("Divisible by 5\n");</text:p>
      <text:p text:style-name="P85">    }</text:p>
      <text:p text:style-name="P86">    else{</text:p>
      <text:p text:style-name="P87">        printf("Not divisible by 3 or 5\n");</text:p>
      <text:p text:style-name="P88">    }</text:p>
      <text:p text:style-name="P89">    return 0;</text:p>
      <text:p text:style-name="P90">}</text:p>
      <text:p text:style-name="P91">Q5. Write a C program to categorize a student's grade based on their marks. The user should input the marks, and the program should print the grade as<text:s/><text:soft-page-break/>follows: • Marks &gt;= 90: Grade A • Marks &gt;= 80 and &lt; 90: Grade B • Marks &gt;= 70 and &lt; 80: Grade C • Marks &lt; 70: Grade D</text:p>
      <text:p text:style-name="P92">Code:</text:p>
      <text:p text:style-name="P93">#include&lt;stdio.h&gt;</text:p>
      <text:p text:style-name="P94">int main(){</text:p>
      <text:p text:style-name="P95">    int marks;</text:p>
      <text:p text:style-name="P96">    printf("Please enter your marks: ");</text:p>
      <text:p text:style-name="P97">    scanf("%d", &amp;marks);</text:p>
      <text:p text:style-name="P98">    if(marks &gt;= 90){</text:p>
      <text:p text:style-name="P99">        printf("Grade A\n");</text:p>
      <text:p text:style-name="P100">    }</text:p>
      <text:p text:style-name="P101">    else if(marks &gt;= 80 &amp;&amp; marks &lt; 90){</text:p>
      <text:p text:style-name="P102">        printf("Grade B\n");</text:p>
      <text:p text:style-name="P103">    }</text:p>
      <text:p text:style-name="P104">    else if(marks &gt;= 70 &amp;&amp; marks &lt; 80){</text:p>
      <text:p text:style-name="P105">        printf("Grade C\n");</text:p>
      <text:p text:style-name="P106">    }</text:p>
      <text:p text:style-name="P107">    else if(marks &lt; 70){</text:p>
      <text:p text:style-name="P108">        printf("Grade D\n");</text:p>
      <text:p text:style-name="P109">    }</text:p>
      <text:p text:style-name="P110">    else{</text:p>
      <text:p text:style-name="P111">        printf("Invalid marks\n");</text:p>
      <text:p text:style-name="P112">    }</text:p>
      <text:p text:style-name="P113">    return 0;</text:p>
      <text:p text:style-name="P114">}</text:p>
      <text:p text:style-name="P115">-</text:p>
      <text:p text:style-name="P116"/>
      <text:p text:style-name="P117"/>
      <text:p text:style-name="P118"/>
      <text:p text:style-name="P119"/>
      <text:p text:style-name="P1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ADLaM Display" svg:font-family="ADLaM Display" style:font-family-generic="system" style:font-pitch="variable"/>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0.5pt" fo:background-color="transparent" style:text-underline-type="none" style:text-underline-color="font-color" style:text-emphasize="none" fo:language="en" fo:country="IN" style:language-asian="en" style:country-asian="US"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Mangal" fo:color="#0F4761" fo:font-size="20pt" style:font-size-asian="20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Mangal" fo:color="#0F4761" fo:font-size="16pt" style:font-size-asian="16pt" style:font-size-complex="14.5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Mangal" fo:color="#0F4761" fo:font-size="14pt" style:font-size-asian="14pt" style:font-size-complex="12.5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Mangal"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Mangal"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Mangal"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Mangal"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Mangal"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Mangal"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Mangal" fo:color="#0F4761" fo:font-size="20pt" style:font-size-asian="20pt" style:font-size-complex="18pt"/>
    </style:style>
    <style:style style:name="Heading2Char" style:display-name="Heading 2 Char" style:family="text" style:parent-style-name="DefaultParagraphFont">
      <style:text-properties style:font-name="Aptos Display" style:font-name-asian="Times New Roman" style:font-name-complex="Mangal" fo:color="#0F4761" fo:font-size="16pt" style:font-size-asian="16pt" style:font-size-complex="14.5pt"/>
    </style:style>
    <style:style style:name="Heading3Char" style:display-name="Heading 3 Char" style:family="text" style:parent-style-name="DefaultParagraphFont">
      <style:text-properties style:font-name-asian="Times New Roman" style:font-name-complex="Mangal" fo:color="#0F4761" fo:font-size="14pt" style:font-size-asian="14pt" style:font-size-complex="12.5pt"/>
    </style:style>
    <style:style style:name="Heading4Char" style:display-name="Heading 4 Char" style:family="text" style:parent-style-name="DefaultParagraphFont">
      <style:text-properties style:font-name-asian="Times New Roman" style:font-name-complex="Mangal"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Mangal" fo:color="#0F4761"/>
    </style:style>
    <style:style style:name="Heading6Char" style:display-name="Heading 6 Char" style:family="text" style:parent-style-name="DefaultParagraphFont">
      <style:text-properties style:font-name-asian="Times New Roman" style:font-name-complex="Mangal"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Mangal" fo:color="#595959"/>
    </style:style>
    <style:style style:name="Heading8Char" style:display-name="Heading 8 Char" style:family="text" style:parent-style-name="DefaultParagraphFont">
      <style:text-properties style:font-name-asian="Times New Roman" style:font-name-complex="Mangal"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Mangal"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Mangal" fo:letter-spacing="-0.0069in" style:letter-kerning="true" fo:font-size="28pt" style:font-size-asian="28pt" style:font-size-complex="25pt" fo:hyphenate="false"/>
    </style:style>
    <style:style style:name="TitleChar" style:display-name="Title Char" style:family="text" style:parent-style-name="DefaultParagraphFont">
      <style:text-properties style:font-name="Aptos Display" style:font-name-asian="Times New Roman" style:font-name-complex="Mangal" fo:letter-spacing="-0.0069in" style:letter-kerning="true" fo:font-size="28pt" style:font-size-asian="28pt" style:font-size-complex="25pt"/>
    </style:style>
    <style:style style:name="Subtitle" style:display-name="Subtitle" style:family="paragraph" style:parent-style-name="Normal" style:next-style-name="Normal">
      <style:text-properties style:font-name-asian="Times New Roman" style:font-name-complex="Mangal" fo:color="#595959" fo:letter-spacing="0.0104in" fo:font-size="14pt" style:font-size-asian="14pt" style:font-size-complex="12.5pt" fo:hyphenate="false"/>
    </style:style>
    <style:style style:name="SubtitleChar" style:display-name="Subtitle Char" style:family="text" style:parent-style-name="DefaultParagraphFont">
      <style:text-properties style:font-name-asian="Times New Roman" style:font-name-complex="Mangal" fo:color="#595959" fo:letter-spacing="0.0104in" fo:font-size="14pt" style:font-size-asian="14pt" style:font-size-complex="12.5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color="#0E2841" style:letter-kerning="false" fo:font-size="10pt" style:font-size-asian="10pt" style:font-size-complex="10pt" fo:language="en" fo:country="US"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style:tab-stops>
          <style:tab-stop style:type="center" style:position="3.134in"/>
        </style:tab-stops>
      </style:paragraph-properties>
    </style:style>
    <style:style style:name="T3" style:parent-style-name="DefaultParagraphFont" style:family="text">
      <style:text-properties style:font-name="ADLaM Display" style:font-name-complex="ADLaM Display" fo:font-weight="bold" style:font-weight-asian="bold" style:font-weight-complex="bold" fo:font-size="10pt" style:font-size-asian="10pt" style:font-size-complex="9pt"/>
    </style:style>
    <style:style style:name="T4" style:parent-style-name="DefaultParagraphFont" style:family="text">
      <style:text-properties style:font-name="ADLaM Display" style:font-name-complex="ADLaM Display" fo:font-weight="bold" style:font-weight-asian="bold" style:font-weight-complex="bold" fo:font-size="10pt" style:font-size-asian="10pt" style:font-size-complex="9pt"/>
    </style:style>
    <style:style style:name="T5" style:parent-style-name="DefaultParagraphFont" style:family="text">
      <style:text-properties style:font-name="ADLaM Display" style:font-name-complex="ADLaM Display" fo:font-weight="bold" style:font-weight-asian="bold" style:font-weight-complex="bold" fo:font-size="10pt" style:font-size-asian="10pt" style:font-size-complex="9pt"/>
    </style:style>
    <style:style style:name="T6" style:parent-style-name="DefaultParagraphFont" style:family="text">
      <style:text-properties style:font-name="ADLaM Display" style:font-name-complex="ADLaM Display" fo:font-weight="bold" style:font-weight-asian="bold" style:font-weight-complex="bold" fo:font-size="10pt" style:font-size-asian="10pt" style:font-size-complex="9pt"/>
    </style:style>
    <style:style style:name="T7" style:parent-style-name="DefaultParagraphFont" style:family="text">
      <style:text-properties style:font-name="ADLaM Display" style:font-name-complex="ADLaM Display" fo:font-weight="bold" style:font-weight-asian="bold" style:font-weight-complex="bold" fo:font-size="10pt" style:font-size-asian="10pt" style:font-size-complex="9pt"/>
    </style:style>
    <style:style style:name="T8" style:parent-style-name="DefaultParagraphFont" style:family="text">
      <style:text-properties style:font-name="ADLaM Display" style:font-name-complex="ADLaM Display" fo:font-weight="bold" style:font-weight-asian="bold" style:font-weight-complex="bold" fo:font-size="10pt" style:font-size-asian="10pt" style:font-size-complex="9pt"/>
    </style:style>
    <style:style style:name="TableColumn10" style:family="table-column">
      <style:table-column-properties style:column-width="5.9548in"/>
    </style:style>
    <style:style style:name="TableColumn11" style:family="table-column">
      <style:table-column-properties style:column-width="0.3131in"/>
    </style:style>
    <style:style style:name="Table9" style:family="table">
      <style:table-properties style:width="6.268in" style:rel-width="100%" fo:margin-left="0in" table:align="right"/>
    </style:style>
    <style:style style:name="TableRow12" style:family="table-row">
      <style:table-row-properties/>
    </style:style>
    <style:style style:name="TableCell13" style:family="table-cell">
      <style:table-cell-properties fo:border="none" style:writing-mode="lr-tb" style:vertical-align="middle" fo:padding-top="0.0798in" fo:padding-left="0.0798in" fo:padding-bottom="0.0798in" fo:padding-right="0.0798in"/>
    </style:style>
    <style:style style:name="P14" style:parent-style-name="Header" style:family="paragraph">
      <style:paragraph-properties fo:text-align="end"/>
    </style:style>
    <style:style style:name="T15" style:parent-style-name="DefaultParagraphFont" style:family="text">
      <style:text-properties style:font-name="Algerian" fo:text-transform="uppercase" fo:color="#000000"/>
    </style:style>
    <style:style style:name="TableCell16" style:family="table-cell">
      <style:table-cell-properties fo:border="none" fo:background-color="#E97132" style:writing-mode="lr-tb" style:vertical-align="middle" fo:padding-top="0.0798in" fo:padding-left="0.0798in" fo:padding-bottom="0.0798in" fo:padding-right="0.0798in">
        <style:background-fill draw:fill="solid" draw:fill-color="#E97132"/>
      </style:table-cell-properties>
    </style:style>
    <style:style style:name="P17" style:parent-style-name="Footer" style:family="paragraph">
      <style:paragraph-properties fo:text-align="center"/>
    </style:style>
    <style:style style:name="T18" style:parent-style-name="DefaultParagraphFont" style:family="text">
      <style:text-properties style:font-name="Algerian" fo:color="#FFFFFF"/>
    </style:style>
    <style:style style:name="P19" style:parent-style-name="Footer" style:family="paragraph">
      <style:text-properties style:font-name="Algerian"/>
    </style:style>
  </office:automatic-styles>
  <office:master-styles>
    <style:master-page style:name="MP0" style:page-layout-name="PL0">
      <style:header>
        <text:p text:style-name="P2"><text:span text:style-name="T3">Aryan Yadav(24bca004)</text:span><text:span text:style-name="T4"><text:tab/></text:span><text:span text:style-name="T5"><text:s text:c="8"/></text:span><text:span text:style-name="T6">Programming Fundamentals – 1</text:span><text:span text:style-name="T7"><text:s text:c="12"/>14/10 - Assignment –<text:s/></text:span><text:span text:style-name="T8">2</text:span></text:p>
      </style:header>
      <style:footer>
        <table:table table:style-name="Table9">
          <table:table-columns>
            <table:table-column table:style-name="TableColumn10"/>
            <table:table-column table:style-name="TableColumn11"/>
          </table:table-columns>
          <table:table-row table:style-name="TableRow12">
            <table:table-cell table:style-name="TableCell13">
              <text:p text:style-name="P14"><text:span text:style-name="T15">Aryan Yadav(24BCA004)</text:span></text:p>
            </table:table-cell>
            <table:table-cell table:style-name="TableCell16">
              <text:p text:style-name="P17"><text:span text:style-name="T18"><text:page-number text:fixed="false">2</text:page-number></text:span></text:p>
            </table:table-cell>
          </table:table-row>
        </table:table>
        <text:p text:style-name="P1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ryan Yadav(24BCA004)</meta:initial-creator>
    <dc:creator>Aryan 24bca004</dc:creator>
    <meta:creation-date>2024-10-14T09:59:00Z</meta:creation-date>
    <dc:date>2024-10-14T10:27:00Z</dc:date>
    <meta:print-date>2024-10-14T10:26:00Z</meta:print-date>
    <meta:template xlink:href="Normal.dotm" xlink:type="simple"/>
    <meta:editing-cycles>2</meta:editing-cycles>
    <meta:editing-duration>PT300S</meta:editing-duration>
    <meta:document-statistic meta:page-count="5" meta:paragraph-count="5" meta:word-count="426" meta:character-count="2853" meta:row-count="20" meta:non-whitespace-character-count="2432"/>
  </office:meta>
</office:document-meta>
</file>